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paragraph-rsid="001dda03"/>
    </style:style>
    <style:style style:name="P25" style:family="paragraph" style:parent-style-name="Heading_20_1">
      <style:text-properties officeooo:rsid="0018dc94" officeooo:paragraph-rsid="0018dc94"/>
    </style:style>
    <style:style style:name="P26" style:family="paragraph" style:parent-style-name="Heading_20_1">
      <style:text-properties officeooo:rsid="001beddb" officeooo:paragraph-rsid="001beddb"/>
    </style:style>
    <style:style style:name="P27" style:family="paragraph" style:parent-style-name="Heading_20_1">
      <style:text-properties officeooo:rsid="0035dec3" officeooo:paragraph-rsid="0035dec3"/>
    </style:style>
    <style:style style:name="P28" style:family="paragraph" style:parent-style-name="Heading_20_2">
      <style:text-properties officeooo:rsid="003356c6" officeooo:paragraph-rsid="001beddb"/>
    </style:style>
    <style:style style:name="P29" style:family="paragraph" style:parent-style-name="Heading_20_2">
      <style:text-properties officeooo:rsid="0026da4f" officeooo:paragraph-rsid="0026da4f"/>
    </style:style>
    <style:style style:name="P30" style:family="paragraph" style:parent-style-name="Heading_20_2">
      <style:text-properties officeooo:rsid="002778d6" officeooo:paragraph-rsid="002778d6"/>
    </style:style>
    <style:style style:name="P31" style:family="paragraph" style:parent-style-name="Text_20_body" style:list-style-name="L1">
      <style:text-properties officeooo:rsid="001beddb" officeooo:paragraph-rsid="001beddb"/>
    </style:style>
    <style:style style:name="P32" style:family="paragraph" style:parent-style-name="Text_20_body" style:list-style-name="L2">
      <style:text-properties fo:font-style="italic" officeooo:rsid="002f4ed9" officeooo:paragraph-rsid="002f4ed9" style:font-style-asian="italic" style:font-style-complex="italic"/>
    </style:style>
    <style:style style:name="P33" style:family="paragraph" style:parent-style-name="Text_20_body" style:list-style-name="L3">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22dda61"/>
    </style:style>
    <style:style style:name="T25" style:family="text">
      <style:text-properties style:font-name="Liberation Sans" fo:font-size="18pt" officeooo:rsid="003cc6e7" style:font-name-asian="Noto Sans CJK SC" style:font-size-asian="18pt" style:font-name-complex="Lohit Devanagari" style:font-size-complex="18pt"/>
    </style:style>
    <style:style style:name="T26" style:family="text">
      <style:text-properties style:font-name="Liberation Sans" fo:font-size="18pt" officeooo:rsid="003e8b66"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4"><text:span text:style-name="T24">Version 1.</text:span><text:span text:style-name="T25">3.</text:span><text:span text:style-name="T26">1</text:span></text:p>
      <text:h text:style-name="P25"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6" text:outline-level="1">The basics</text:h>
      <text:p text:style-name="P2">The requirements are</text:p>
      <text:list xml:id="list1926675119" text:style-name="L1">
        <text:list-item>
          <text:p text:style-name="P31">install QDL. It is assumed installed in $QDL_HOME.</text:p>
        </text:list-item>
        <text:list-item>
          <text:p text:style-name="P31">set your preferred configuration in the $QDL_HOME/bin/qdl-run script.</text:p>
        </text:list-item>
        <text:list-item>
          <text:p text:style-name="P31">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2078382048" text:style-name="L2">
        <text:list-item>
          <text:p text:style-name="P32">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32">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28"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4109672737" text:style-name="L3">
        <text:list-item>
          <text:p text:style-name="P33">script_args() – no arguments returns how many there are, e.g. 3</text:p>
        </text:list-item>
        <text:list-item>
          <text:p text:style-name="P33">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27"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29"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0"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3-29T05:53:57.336652922</dc:date>
    <meta:editing-duration>P5DT21H36M26S</meta:editing-duration>
    <meta:editing-cycles>22</meta:editing-cycles>
    <meta:generator>LibreOffice/6.4.6.2$Linux_X86_64 LibreOffice_project/40$Build-2</meta:generator>
    <meta:document-statistic meta:table-count="0" meta:image-count="0" meta:object-count="0" meta:page-count="4" meta:paragraph-count="71" meta:word-count="1092" meta:character-count="6595" meta:non-whitespace-character-count="5539"/>
  </office:meta>
</office:document-meta>
</file>